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6.14pt"/>
    </style:style>
    <style:style style:name="co3" style:family="table-column">
      <style:table-column-properties fo:break-before="auto" style:column-width="38.15pt"/>
    </style:style>
    <style:style style:name="co4" style:family="table-column">
      <style:table-column-properties fo:break-before="auto" style:column-width="59.5pt"/>
    </style:style>
    <style:style style:name="co5" style:family="table-column">
      <style:table-column-properties fo:break-before="auto" style:column-width="25.4pt"/>
    </style:style>
    <style:style style:name="co6" style:family="table-column">
      <style:table-column-properties fo:break-before="auto" style:column-width="62.7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column table:style-name="co6" table:default-cell-style-name="Default"/>
        <table:table-column table:style-name="co1" table:number-columns-repeated="1008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Индекс</text:p>
          </table:table-cell>
          <table:table-cell table:style-name="ce6" office:value-type="string" calcext:value-type="string" table:number-columns-spanned="1" table:number-rows-spanned="2">
            <text:p>Презиме и име</text:p>
          </table:table-cell>
          <table:table-cell table:style-name="ce11" office:value-type="string" calcext:value-type="string" table:number-columns-spanned="1" table:number-rows-spanned="2">
            <text:p>Група</text:p>
          </table:table-cell>
          <table:table-cell table:style-name="ce13" office:value-type="string" calcext:value-type="string" table:number-columns-spanned="1" table:number-rows-spanned="2">
            <text:p>Учионица</text:p>
          </table:table-cell>
          <table:table-cell table:style-name="ce18" office:value-type="string" calcext:value-type="string" table:number-columns-spanned="6" table:number-rows-spanned="1">
            <text:p>Задатак 1</text:p>
          </table:table-cell>
          <table:covered-table-cell table:number-columns-repeated="4" table:style-name="ce21"/>
          <table:covered-table-cell table:style-name="ce24"/>
          <table:table-cell table:style-name="ce18" office:value-type="string" calcext:value-type="string" table:number-columns-spanned="5" table:number-rows-spanned="1">
            <text:p>Задатак 2</text:p>
          </table:table-cell>
          <table:covered-table-cell table:number-columns-repeated="3" table:style-name="ce21"/>
          <table:covered-table-cell table:style-name="ce24"/>
          <table:table-cell table:style-name="ce28" office:value-type="string" calcext:value-type="string" table:number-columns-spanned="1" table:number-rows-spanned="2">
            <text:p>Укупно</text:p>
          </table:table-cell>
          <table:table-cell table:number-columns-repeated="1008"/>
        </table:table-row>
        <table:table-row table:style-name="ro1">
          <table:covered-table-cell table:style-name="ce2"/>
          <table:covered-table-cell table:number-columns-repeated="2" table:style-name="ce7"/>
          <table:covered-table-cell table:style-name="ce14"/>
          <table:table-cell table:style-name="ce19" table:number-columns-repeated="4"/>
          <table:table-cell table:style-name="ce22"/>
          <table:table-cell table:style-name="ce25" office:value-type="string" calcext:value-type="string">
            <text:p>-</text:p>
          </table:table-cell>
          <table:table-cell table:style-name="ce19" table:number-columns-repeated="3"/>
          <table:table-cell table:style-name="ce22"/>
          <table:table-cell table:style-name="ce25" office:value-type="string" calcext:value-type="string">
            <text:p>-</text:p>
          </table:table-cell>
          <table:covered-table-cell table:style-name="ce14"/>
          <table:table-cell table:number-columns-repeated="1008"/>
        </table:table-row>
        <table:table-row table:style-name="ro1">
          <table:table-cell table:style-name="ce3" office:value-type="string" calcext:value-type="string">
            <text:p>289/2015</text:p>
          </table:table-cell>
          <table:table-cell table:style-name="ce8" office:value-type="string" calcext:value-type="string">
            <text:p>Ајваз, Неве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5" calcext:value-type="float">
            <text:p>0.5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3]&lt;0;SUM([.E3:.I3])*(1-ABS([.J3]));SUM([.E3:.I3]))+SUM([.K3:.N3]))" office:value-type="float" office:value="11.75" calcext:value-type="float">
            <text:p>11.7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4/2016</text:p>
          </table:table-cell>
          <table:table-cell table:style-name="ce8" office:value-type="string" calcext:value-type="string">
            <text:p>Алексић, Лук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4]&lt;0;SUM([.E4:.I4])*(1-ABS([.J4]));SUM([.E4:.I4]))+SUM([.K4:.N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28/2016</text:p>
          </table:table-cell>
          <table:table-cell table:style-name="ce8" office:value-type="string" calcext:value-type="string">
            <text:p>Антић, Димитрије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5]&lt;0;SUM([.E5:.I5])*(1-ABS([.J5]));SUM([.E5:.I5]))+SUM([.K5:.N5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/2017</text:p>
          </table:table-cell>
          <table:table-cell table:style-name="ce8" office:value-type="string" calcext:value-type="string">
            <text:p>Аџемовић, Моми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]&lt;0;SUM([.E6:.I6])*(1-ABS([.J6]));SUM([.E6:.I6]))+SUM([.K6:.N6]))" office:value-type="float" office:value="28.5" calcext:value-type="float">
            <text:p>28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4/2016</text:p>
          </table:table-cell>
          <table:table-cell table:style-name="ce8" office:value-type="string" calcext:value-type="string">
            <text:p>Батоћанин, Владими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4.5" calcext:value-type="float">
            <text:p>4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]&lt;0;SUM([.E7:.I7])*(1-ABS([.J7]));SUM([.E7:.I7]))+SUM([.K7:.N7]))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3/2019</text:p>
          </table:table-cell>
          <table:table-cell table:style-name="ce8" office:value-type="string" calcext:value-type="string">
            <text:p>Белић, Милан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8]&lt;0;SUM([.E8:.I8])*(1-ABS([.J8]));SUM([.E8:.I8]))+SUM([.K8:.N8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84/2016</text:p>
          </table:table-cell>
          <table:table-cell table:style-name="ce8" office:value-type="string" calcext:value-type="string">
            <text:p>Бићанин, Велими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]&lt;0;SUM([.E9:.I9])*(1-ABS([.J9]));SUM([.E9:.I9]))+SUM([.K9:.N9]))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7/2015</text:p>
          </table:table-cell>
          <table:table-cell table:style-name="ce8" office:value-type="string" calcext:value-type="string">
            <text:p>Богићевић, Мариц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10]&lt;0;SUM([.E10:.I10])*(1-ABS([.J10]));SUM([.E10:.I10]))+SUM([.K10:.N10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1/2016</text:p>
          </table:table-cell>
          <table:table-cell table:style-name="ce8" office:value-type="string" calcext:value-type="string">
            <text:p>Бошковић, Јов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11]&lt;0;SUM([.E11:.I11])*(1-ABS([.J11]));SUM([.E11:.I11]))+SUM([.K11:.N11]))" office:value-type="float" office:value="26.5" calcext:value-type="float">
            <text:p>26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9/2016</text:p>
          </table:table-cell>
          <table:table-cell table:style-name="ce8" office:value-type="string" calcext:value-type="string">
            <text:p>Васовић, Лаз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2]&lt;0;SUM([.E12:.I12])*(1-ABS([.J12]));SUM([.E12:.I12]))+SUM([.K12:.N12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2/2017</text:p>
          </table:table-cell>
          <table:table-cell table:style-name="ce8" office:value-type="string" calcext:value-type="string">
            <text:p>Вићентијевић, Михаjло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13]&lt;0;SUM([.E13:.I13])*(1-ABS([.J13]));SUM([.E13:.I13]))+SUM([.K13:.N13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9/2018</text:p>
          </table:table-cell>
          <table:table-cell table:style-name="ce8" office:value-type="string" calcext:value-type="string">
            <text:p>Вранковић, Иван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14]&lt;0;SUM([.E14:.I14])*(1-ABS([.J14]));SUM([.E14:.I14]))+SUM([.K14:.N1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1/2017</text:p>
          </table:table-cell>
          <table:table-cell table:style-name="ce8" office:value-type="string" calcext:value-type="string">
            <text:p>Вујиновић, Ђорђе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5]&lt;0;SUM([.E15:.I15])*(1-ABS([.J15]));SUM([.E15:.I15]))+SUM([.K15:.N15]))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4/2016</text:p>
          </table:table-cell>
          <table:table-cell table:style-name="ce8" office:value-type="string" calcext:value-type="string">
            <text:p>Вукајловић, Николет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3" office:value-type="float" office:value="1.5" calcext:value-type="float">
            <text:p>1.5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6]&lt;0;SUM([.E16:.I16])*(1-ABS([.J16]));SUM([.E16:.I16]))+SUM([.K16:.N16]))" office:value-type="float" office:value="25.5" calcext:value-type="float">
            <text:p>25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0/2018</text:p>
          </table:table-cell>
          <table:table-cell table:style-name="ce8" office:value-type="string" calcext:value-type="string">
            <text:p>Вучићевић, Урош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6" office:value-type="percentage" office:value="-0.5" calcext:value-type="percentage">
            <text:p>-50%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17]&lt;0;SUM([.E17:.I17])*(1-ABS([.J17]));SUM([.E17:.I17]))+SUM([.K17:.N17]))" office:value-type="float" office:value="12.5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87/2015</text:p>
          </table:table-cell>
          <table:table-cell table:style-name="ce8" office:value-type="string" calcext:value-type="string">
            <text:p>Вучковић, Данило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8]&lt;0;SUM([.E18:.I18])*(1-ABS([.J18]));SUM([.E18:.I18]))+SUM([.K18:.N18]))" office:value-type="float" office:value="4.5" calcext:value-type="float">
            <text:p>4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35/2016</text:p>
          </table:table-cell>
          <table:table-cell table:style-name="ce8" office:value-type="string" calcext:value-type="string">
            <text:p>Голубовић, Стеф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19]&lt;0;SUM([.E19:.I19])*(1-ABS([.J19]));SUM([.E19:.I19]))+SUM([.K19:.N19])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38/2016</text:p>
          </table:table-cell>
          <table:table-cell table:style-name="ce8" office:value-type="string" calcext:value-type="string">
            <text:p>Грујић, Сандр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20]&lt;0;SUM([.E20:.I20])*(1-ABS([.J20]));SUM([.E20:.I20]))+SUM([.K20:.N20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89/2016</text:p>
          </table:table-cell>
          <table:table-cell table:style-name="ce8" office:value-type="string" calcext:value-type="string">
            <text:p>Живановић, Немањ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21]&lt;0;SUM([.E21:.I21])*(1-ABS([.J21]));SUM([.E21:.I21]))+SUM([.K21:.N21])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1/2017</text:p>
          </table:table-cell>
          <table:table-cell table:style-name="ce8" office:value-type="string" calcext:value-type="string">
            <text:p>Живковић, Никол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.5" calcext:value-type="float">
            <text:p>0.5</text:p>
          </table:table-cell>
          <table:table-cell table:style-name="ce26" office:value-type="percentage" office:value="-0.1" calcext:value-type="percentage">
            <text:p>-10%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2]&lt;0;SUM([.E22:.I22])*(1-ABS([.J22]));SUM([.E22:.I22]))+SUM([.K22:.N22]))" office:value-type="float" office:value="6.75" calcext:value-type="float">
            <text:p>6.7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8/2015</text:p>
          </table:table-cell>
          <table:table-cell table:style-name="ce8" office:value-type="string" calcext:value-type="string">
            <text:p>Живковић, Тиј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3]&lt;0;SUM([.E23:.I23])*(1-ABS([.J23]));SUM([.E23:.I23]))+SUM([.K23:.N23]))" office:value-type="float" office:value="14.5" calcext:value-type="float">
            <text:p>14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0/2016</text:p>
          </table:table-cell>
          <table:table-cell table:style-name="ce8" office:value-type="string" calcext:value-type="string">
            <text:p>Живовић, Јеле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24]&lt;0;SUM([.E24:.I24])*(1-ABS([.J24]));SUM([.E24:.I24]))+SUM([.K24:.N24]))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9/2016</text:p>
          </table:table-cell>
          <table:table-cell table:style-name="ce8" office:value-type="string" calcext:value-type="string">
            <text:p>Зечевић, Пет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3.5" calcext:value-type="float">
            <text:p>3.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5]&lt;0;SUM([.E25:.I25])*(1-ABS([.J25]));SUM([.E25:.I25]))+SUM([.K25:.N25]))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5/2016</text:p>
          </table:table-cell>
          <table:table-cell table:style-name="ce8" office:value-type="string" calcext:value-type="string">
            <text:p>Зобеница, Даринк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6]&lt;0;SUM([.E26:.I26])*(1-ABS([.J26]));SUM([.E26:.I26]))+SUM([.K26:.N26])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20/2016</text:p>
          </table:table-cell>
          <table:table-cell table:style-name="ce8" office:value-type="string" calcext:value-type="string">
            <text:p>Ивановић, Ив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1" calcext:value-type="percentage">
            <text:p>-1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27]&lt;0;SUM([.E27:.I27])*(1-ABS([.J27]));SUM([.E27:.I27]))+SUM([.K27:.N27]))" office:value-type="float" office:value="23.9" calcext:value-type="float">
            <text:p>23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1/2016</text:p>
          </table:table-cell>
          <table:table-cell table:style-name="ce8" office:value-type="string" calcext:value-type="string">
            <text:p>Јаковљевић, 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2.5" calcext:value-type="float">
            <text:p>2.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28]&lt;0;SUM([.E28:.I28])*(1-ABS([.J28]));SUM([.E28:.I28]))+SUM([.K28:.N28]))" office:value-type="float" office:value="19.5" calcext:value-type="float">
            <text:p>1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7/2016</text:p>
          </table:table-cell>
          <table:table-cell table:style-name="ce8" office:value-type="string" calcext:value-type="string">
            <text:p>Јанковић, Никол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29]&lt;0;SUM([.E29:.I29])*(1-ABS([.J29]));SUM([.E29:.I29]))+SUM([.K29:.N29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90/2018</text:p>
          </table:table-cell>
          <table:table-cell table:style-name="ce8" office:value-type="string" calcext:value-type="string">
            <text:p>Јанковић, Томислав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30]&lt;0;SUM([.E30:.I30])*(1-ABS([.J30]));SUM([.E30:.I30]))+SUM([.K30:.N30]))" office:value-type="float" office:value="16.5" calcext:value-type="float">
            <text:p>16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315/2016</text:p>
          </table:table-cell>
          <table:table-cell table:style-name="ce8" office:value-type="string" calcext:value-type="string">
            <text:p>Јаношевић, Анђел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31]&lt;0;SUM([.E31:.I31])*(1-ABS([.J31]));SUM([.E31:.I31]))+SUM([.K31:.N31]))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3/2017</text:p>
          </table:table-cell>
          <table:table-cell table:style-name="ce8" office:value-type="string" calcext:value-type="string">
            <text:p>Јаћовић, Стефан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32]&lt;0;SUM([.E32:.I32])*(1-ABS([.J32]));SUM([.E32:.I32]))+SUM([.K32:.N32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02/2016</text:p>
          </table:table-cell>
          <table:table-cell table:style-name="ce8" office:value-type="string" calcext:value-type="string">
            <text:p>Јевтић, Стефан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1" calcext:value-type="percentage">
            <text:p>-10%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33]&lt;0;SUM([.E33:.I33])*(1-ABS([.J33]));SUM([.E33:.I33]))+SUM([.K33:.N33]))" office:value-type="float" office:value="9.9" calcext:value-type="float">
            <text:p>9.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1/2016</text:p>
          </table:table-cell>
          <table:table-cell table:style-name="ce8" office:value-type="string" calcext:value-type="string">
            <text:p>Јевтић, Тиј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number-columns-repeated="2" table:style-name="ce20" office:value-type="float" office:value="2" calcext:value-type="float">
            <text:p>2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34]&lt;0;SUM([.E34:.I34])*(1-ABS([.J34]));SUM([.E34:.I34]))+SUM([.K34:.N34]))" office:value-type="float" office:value="19.5" calcext:value-type="float">
            <text:p>1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2/2016</text:p>
          </table:table-cell>
          <table:table-cell table:style-name="ce8" office:value-type="string" calcext:value-type="string">
            <text:p>Јеремић, Јеле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35]&lt;0;SUM([.E35:.I35])*(1-ABS([.J35]));SUM([.E35:.I35]))+SUM([.K35:.N35])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20/2015</text:p>
          </table:table-cell>
          <table:table-cell table:style-name="ce8" office:value-type="string" calcext:value-type="string">
            <text:p>Јеремић, Марко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36]&lt;0;SUM([.E36:.I36])*(1-ABS([.J36]));SUM([.E36:.I36]))+SUM([.K36:.N36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8/2018</text:p>
          </table:table-cell>
          <table:table-cell table:style-name="ce8" office:value-type="string" calcext:value-type="string">
            <text:p>Јовановић, Алекс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37]&lt;0;SUM([.E37:.I37])*(1-ABS([.J37]));SUM([.E37:.I37]))+SUM([.K37:.N37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05/2015</text:p>
          </table:table-cell>
          <table:table-cell table:style-name="ce8" office:value-type="string" calcext:value-type="string">
            <text:p>Јовановић, Ђорђе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38]&lt;0;SUM([.E38:.I38])*(1-ABS([.J38]));SUM([.E38:.I38]))+SUM([.K38:.N38]))" office:value-type="float" office:value="16.5" calcext:value-type="float">
            <text:p>16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97/2016</text:p>
          </table:table-cell>
          <table:table-cell table:style-name="ce8" office:value-type="string" calcext:value-type="string">
            <text:p>Јокановић, Лук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39]&lt;0;SUM([.E39:.I39])*(1-ABS([.J39]));SUM([.E39:.I39]))+SUM([.K39:.N39]))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6/2018</text:p>
          </table:table-cell>
          <table:table-cell table:style-name="ce8" office:value-type="string" calcext:value-type="string">
            <text:p>Клима, Константи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40]&lt;0;SUM([.E40:.I40])*(1-ABS([.J40]));SUM([.E40:.I40]))+SUM([.K40:.N40]))" office:value-type="float" office:value="14.5" calcext:value-type="float">
            <text:p>14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5/2017</text:p>
          </table:table-cell>
          <table:table-cell table:style-name="ce8" office:value-type="string" calcext:value-type="string">
            <text:p>Костовски, Марко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41]&lt;0;SUM([.E41:.I41])*(1-ABS([.J41]));SUM([.E41:.I41]))+SUM([.K41:.N41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4" office:value-type="date" office:date-value="2015-05-01" calcext:value-type="date">
            <text:p>5/2015</text:p>
          </table:table-cell>
          <table:table-cell table:style-name="ce8" office:value-type="string" calcext:value-type="string">
            <text:p>Которчевић, Лук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42]&lt;0;SUM([.E42:.I42])*(1-ABS([.J42]));SUM([.E42:.I42]))+SUM([.K42:.N42]))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0/2015</text:p>
          </table:table-cell>
          <table:table-cell table:style-name="ce8" office:value-type="string" calcext:value-type="string">
            <text:p>Кошанин, Пет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43]&lt;0;SUM([.E43:.I43])*(1-ABS([.J43]));SUM([.E43:.I43]))+SUM([.K43:.N43]))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15/2016</text:p>
          </table:table-cell>
          <table:table-cell table:style-name="ce8" office:value-type="string" calcext:value-type="string">
            <text:p>Кривокућа, Ми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44]&lt;0;SUM([.E44:.I44])*(1-ABS([.J44]));SUM([.E44:.I44]))+SUM([.K44:.N44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36/2016</text:p>
          </table:table-cell>
          <table:table-cell table:style-name="ce8" office:value-type="string" calcext:value-type="string">
            <text:p>Крижан, Анђел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45]&lt;0;SUM([.E45:.I45])*(1-ABS([.J45]));SUM([.E45:.I45]))+SUM([.K45:.N45]))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63/2015</text:p>
          </table:table-cell>
          <table:table-cell table:style-name="ce8" office:value-type="string" calcext:value-type="string">
            <text:p>Крсмановић, Милош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46]&lt;0;SUM([.E46:.I46])*(1-ABS([.J46]));SUM([.E46:.I46]))+SUM([.K46:.N46]))" office:value-type="float" office:value="5.5" calcext:value-type="float">
            <text:p>5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7/2016</text:p>
          </table:table-cell>
          <table:table-cell table:style-name="ce8" office:value-type="string" calcext:value-type="string">
            <text:p>Куртић, Миле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4.5" calcext:value-type="float">
            <text:p>4.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47]&lt;0;SUM([.E47:.I47])*(1-ABS([.J47]));SUM([.E47:.I47]))+SUM([.K47:.N47]))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53/2016</text:p>
          </table:table-cell>
          <table:table-cell table:style-name="ce8" office:value-type="string" calcext:value-type="string">
            <text:p>Марић, Милиц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48]&lt;0;SUM([.E48:.I48])*(1-ABS([.J48]));SUM([.E48:.I48]))+SUM([.K48:.N48]))" office:value-type="float" office:value="21.5" calcext:value-type="float">
            <text:p>21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27/2016</text:p>
          </table:table-cell>
          <table:table-cell table:style-name="ce8" office:value-type="string" calcext:value-type="string">
            <text:p>Марковић, А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49]&lt;0;SUM([.E49:.I49])*(1-ABS([.J49]));SUM([.E49:.I49]))+SUM([.K49:.N49]))" office:value-type="float" office:value="23.5" calcext:value-type="float">
            <text:p>23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3/2016</text:p>
          </table:table-cell>
          <table:table-cell table:style-name="ce8" office:value-type="string" calcext:value-type="string">
            <text:p>Марковић, Лук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50]&lt;0;SUM([.E50:.I50])*(1-ABS([.J50]));SUM([.E50:.I50]))+SUM([.K50:.N50]))" office:value-type="float" office:value="12.5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7/2015</text:p>
          </table:table-cell>
          <table:table-cell table:style-name="ce8" office:value-type="string" calcext:value-type="string">
            <text:p>Месар, Неве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0.5" calcext:value-type="float">
            <text:p>0.5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51]&lt;0;SUM([.E51:.I51])*(1-ABS([.J51]));SUM([.E51:.I51]))+SUM([.K51:.N51]))" office:value-type="float" office:value="17.5" calcext:value-type="float">
            <text:p>1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9/2016</text:p>
          </table:table-cell>
          <table:table-cell table:style-name="ce8" office:value-type="string" calcext:value-type="string">
            <text:p>Миковић, Милош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52]&lt;0;SUM([.E52:.I52])*(1-ABS([.J52]));SUM([.E52:.I52]))+SUM([.K52:.N52]))" office:value-type="float" office:value="29.5" calcext:value-type="float">
            <text:p>29.5</text:p>
          </table:table-cell>
          <table:table-cell table:number-columns-repeated="1008"/>
        </table:table-row>
        <table:table-row table:style-name="ro1">
          <table:table-cell table:style-name="ce4" office:value-type="date" office:date-value="2016-04-01" calcext:value-type="date">
            <text:p>4/2016</text:p>
          </table:table-cell>
          <table:table-cell table:style-name="ce8" office:value-type="string" calcext:value-type="string">
            <text:p>Миливојевић, Јеле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53]&lt;0;SUM([.E53:.I53])*(1-ABS([.J53]));SUM([.E53:.I53]))+SUM([.K53:.N53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32/2016</text:p>
          </table:table-cell>
          <table:table-cell table:style-name="ce8" office:value-type="string" calcext:value-type="string">
            <text:p>Милић, Петар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54]&lt;0;SUM([.E54:.I54])*(1-ABS([.J54]));SUM([.E54:.I54]))+SUM([.K54:.N5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5/2015</text:p>
          </table:table-cell>
          <table:table-cell table:style-name="ce8" office:value-type="string" calcext:value-type="string">
            <text:p>Миловановић, Анђелк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55]&lt;0;SUM([.E55:.I55])*(1-ABS([.J55]));SUM([.E55:.I55]))+SUM([.K55:.N55]))" office:value-type="float" office:value="29.5" calcext:value-type="float">
            <text:p>29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1/2015</text:p>
          </table:table-cell>
          <table:table-cell table:style-name="ce8" office:value-type="string" calcext:value-type="string">
            <text:p>Миловановић, Никол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56]&lt;0;SUM([.E56:.I56])*(1-ABS([.J56]));SUM([.E56:.I56]))+SUM([.K56:.N56]))" office:value-type="float" office:value="11.5" calcext:value-type="float">
            <text:p>11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0/2016</text:p>
          </table:table-cell>
          <table:table-cell table:style-name="ce8" office:value-type="string" calcext:value-type="string">
            <text:p>Милојковић, Да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57]&lt;0;SUM([.E57:.I57])*(1-ABS([.J57]));SUM([.E57:.I57]))+SUM([.K57:.N57])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0/2017</text:p>
          </table:table-cell>
          <table:table-cell table:style-name="ce8" office:value-type="string" calcext:value-type="string">
            <text:p>Милошевић, Александ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58]&lt;0;SUM([.E58:.I58])*(1-ABS([.J58]));SUM([.E58:.I58]))+SUM([.K58:.N58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48/2016</text:p>
          </table:table-cell>
          <table:table-cell table:style-name="ce8" office:value-type="string" calcext:value-type="string">
            <text:p>Мирков, Јов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59]&lt;0;SUM([.E59:.I59])*(1-ABS([.J59]));SUM([.E59:.I59]))+SUM([.K59:.N59]))" office:value-type="float" office:value="27.5" calcext:value-type="float">
            <text:p>2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29/2019</text:p>
          </table:table-cell>
          <table:table-cell table:style-name="ce8" office:value-type="string" calcext:value-type="string">
            <text:p>Митровић, Радиш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0]&lt;0;SUM([.E60:.I60])*(1-ABS([.J60]));SUM([.E60:.I60]))+SUM([.K60:.N60]))" office:value-type="float" office:value="22.5" calcext:value-type="float">
            <text:p>2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70/2017</text:p>
          </table:table-cell>
          <table:table-cell table:style-name="ce8" office:value-type="string" calcext:value-type="string">
            <text:p>Мићић, Никол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61]&lt;0;SUM([.E61:.I61])*(1-ABS([.J61]));SUM([.E61:.I61]))+SUM([.K61:.N61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21/2016</text:p>
          </table:table-cell>
          <table:table-cell table:style-name="ce8" office:value-type="string" calcext:value-type="string">
            <text:p>Михајловић, Ив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2]&lt;0;SUM([.E62:.I62])*(1-ABS([.J62]));SUM([.E62:.I62]))+SUM([.K62:.N62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0/2018</text:p>
          </table:table-cell>
          <table:table-cell table:style-name="ce8" office:value-type="string" calcext:value-type="string">
            <text:p>Недељковић, Александар - Саш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63]&lt;0;SUM([.E63:.I63])*(1-ABS([.J63]));SUM([.E63:.I63]))+SUM([.K63:.N63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68/2017</text:p>
          </table:table-cell>
          <table:table-cell table:style-name="ce8" office:value-type="string" calcext:value-type="string">
            <text:p>Недељковић, Давид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64]&lt;0;SUM([.E64:.I64])*(1-ABS([.J64]));SUM([.E64:.I64]))+SUM([.K64:.N64]))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08/2016</text:p>
          </table:table-cell>
          <table:table-cell table:style-name="ce8" office:value-type="string" calcext:value-type="string">
            <text:p>Нешковић, Дарко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18" calcext:value-type="float">
            <text:p>718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5]&lt;0;SUM([.E65:.I65])*(1-ABS([.J65]));SUM([.E65:.I65]))+SUM([.K65:.N65])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2/2016</text:p>
          </table:table-cell>
          <table:table-cell table:style-name="ce8" office:value-type="string" calcext:value-type="string">
            <text:p>Никшић, Александ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6]&lt;0;SUM([.E66:.I66])*(1-ABS([.J66]));SUM([.E66:.I66]))+SUM([.K66:.N66]))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8/2016</text:p>
          </table:table-cell>
          <table:table-cell table:style-name="ce8" office:value-type="string" calcext:value-type="string">
            <text:p>Новаковић, Андриј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7]&lt;0;SUM([.E67:.I67])*(1-ABS([.J67]));SUM([.E67:.I67]))+SUM([.K67:.N67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0/2015</text:p>
          </table:table-cell>
          <table:table-cell table:style-name="ce8" office:value-type="string" calcext:value-type="string">
            <text:p>Пантелић, Душ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8]&lt;0;SUM([.E68:.I68])*(1-ABS([.J68]));SUM([.E68:.I68]))+SUM([.K68:.N68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1/2016</text:p>
          </table:table-cell>
          <table:table-cell table:style-name="ce8" office:value-type="string" calcext:value-type="string">
            <text:p>Пантелић, Кристи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69]&lt;0;SUM([.E69:.I69])*(1-ABS([.J69]));SUM([.E69:.I69]))+SUM([.K69:.N69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85/2016</text:p>
          </table:table-cell>
          <table:table-cell table:style-name="ce8" office:value-type="string" calcext:value-type="string">
            <text:p>Пејић, Матиј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1.5" calcext:value-type="float">
            <text:p>1.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0]&lt;0;SUM([.E70:.I70])*(1-ABS([.J70]));SUM([.E70:.I70]))+SUM([.K70:.N70]))" office:value-type="float" office:value="22.5" calcext:value-type="float">
            <text:p>2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6/2017</text:p>
          </table:table-cell>
          <table:table-cell table:style-name="ce8" office:value-type="string" calcext:value-type="string">
            <text:p>Пејовић, Петар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1]&lt;0;SUM([.E71:.I71])*(1-ABS([.J71]));SUM([.E71:.I71]))+SUM([.K71:.N71])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0/2018</text:p>
          </table:table-cell>
          <table:table-cell table:style-name="ce8" office:value-type="string" calcext:value-type="string">
            <text:p>Перишић, Лазар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3.5" calcext:value-type="float">
            <text:p>3.5</text:p>
          </table:table-cell>
          <table:table-cell table:number-columns-repeated="2" table:style-name="ce20" office:value-type="float" office:value="3" calcext:value-type="float">
            <text:p>3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2]&lt;0;SUM([.E72:.I72])*(1-ABS([.J72]));SUM([.E72:.I72]))+SUM([.K72:.N72]))" office:value-type="float" office:value="10.5" calcext:value-type="float">
            <text:p>10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3/2016</text:p>
          </table:table-cell>
          <table:table-cell table:style-name="ce8" office:value-type="string" calcext:value-type="string">
            <text:p>Петковић, Ле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3]&lt;0;SUM([.E73:.I73])*(1-ABS([.J73]));SUM([.E73:.I73]))+SUM([.K73:.N73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15/2015</text:p>
          </table:table-cell>
          <table:table-cell table:style-name="ce8" office:value-type="string" calcext:value-type="string">
            <text:p>Пилиповић, Мари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RLAB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74]&lt;0;SUM([.E74:.I74])*(1-ABS([.J74]));SUM([.E74:.I74]))+SUM([.K74:.N7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2/2016</text:p>
          </table:table-cell>
          <table:table-cell table:style-name="ce8" office:value-type="string" calcext:value-type="string">
            <text:p>Попов, Давид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75]&lt;0;SUM([.E75:.I75])*(1-ABS([.J75]));SUM([.E75:.I75]))+SUM([.K75:.N75]))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4/2016</text:p>
          </table:table-cell>
          <table:table-cell table:style-name="ce8" office:value-type="string" calcext:value-type="string">
            <text:p>Поповић, Оливе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6]&lt;0;SUM([.E76:.I76])*(1-ABS([.J76]));SUM([.E76:.I76]))+SUM([.K76:.N76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30/2016</text:p>
          </table:table-cell>
          <table:table-cell table:style-name="ce8" office:value-type="string" calcext:value-type="string">
            <text:p>Радовановић, Тама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77]&lt;0;SUM([.E77:.I77])*(1-ABS([.J77]));SUM([.E77:.I77]))+SUM([.K77:.N77]))" office:value-type="float" office:value="14.5" calcext:value-type="float">
            <text:p>14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30/2016</text:p>
          </table:table-cell>
          <table:table-cell table:style-name="ce8" office:value-type="string" calcext:value-type="string">
            <text:p>Радојевић, Санд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78]&lt;0;SUM([.E78:.I78])*(1-ABS([.J78]));SUM([.E78:.I78]))+SUM([.K78:.N78]))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11/2016</text:p>
          </table:table-cell>
          <table:table-cell table:style-name="ce8" office:value-type="string" calcext:value-type="string">
            <text:p>Ранковић, Александар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.5" calcext:value-type="float">
            <text:p>5.5</text:p>
          </table:table-cell>
          <table:table-cell table:style-name="ce23" office:value-type="float" office:value="0.5" calcext:value-type="float">
            <text:p>0.5</text:p>
          </table:table-cell>
          <table:table-cell table:style-name="ce27"/>
          <table:table-cell table:style-name="ce27" table:formula="of:=(IF([.J79]&lt;0;SUM([.E79:.I79])*(1-ABS([.J79]));SUM([.E79:.I79]))+SUM([.K79:.N79]))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5/2016</text:p>
          </table:table-cell>
          <table:table-cell table:style-name="ce8" office:value-type="string" calcext:value-type="string">
            <text:p>Ристановић, Боја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0]&lt;0;SUM([.E80:.I80])*(1-ABS([.J80]));SUM([.E80:.I80]))+SUM([.K80:.N80]))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/2016</text:p>
          </table:table-cell>
          <table:table-cell table:style-name="ce8" office:value-type="string" calcext:value-type="string">
            <text:p>Ружић, Александр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 table:style-name="ce20" office:value-type="float" office:value="5" calcext:value-type="float">
            <text:p>5</text:p>
          </table:table-cell>
          <table:table-cell table:style-name="ce23" office:value-type="float" office:value="2" calcext:value-type="float">
            <text:p>2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1]&lt;0;SUM([.E81:.I81])*(1-ABS([.J81]));SUM([.E81:.I81]))+SUM([.K81:.N81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4/2015</text:p>
          </table:table-cell>
          <table:table-cell table:style-name="ce8" office:value-type="string" calcext:value-type="string">
            <text:p>Савић, Душ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2]&lt;0;SUM([.E82:.I82])*(1-ABS([.J82]));SUM([.E82:.I82]))+SUM([.K82:.N82]))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61/2016</text:p>
          </table:table-cell>
          <table:table-cell table:style-name="ce8" office:value-type="string" calcext:value-type="string">
            <text:p>Савичић, Катарина</text:p>
          </table:table-cell>
          <table:table-cell table:style-name="ce12" office:value-type="float" office:value="1" calcext:value-type="float">
            <text:p>1</text:p>
          </table:table-cell>
          <table:table-cell table:style-name="ce15" office:value-type="string" calcext:value-type="string">
            <text:p>RLAB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3]&lt;0;SUM([.E83:.I83])*(1-ABS([.J83]));SUM([.E83:.I83]))+SUM([.K83:.N83]))" office:value-type="float" office:value="20.5" calcext:value-type="float">
            <text:p>20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2/2017</text:p>
          </table:table-cell>
          <table:table-cell table:style-name="ce8" office:value-type="string" calcext:value-type="string">
            <text:p>Секулић, Димитрије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4]&lt;0;SUM([.E84:.I84])*(1-ABS([.J84]));SUM([.E84:.I84]))+SUM([.K84:.N84])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38/2016</text:p>
          </table:table-cell>
          <table:table-cell table:style-name="ce8" office:value-type="string" calcext:value-type="string">
            <text:p>Смиљанић, Јелисавет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6" office:value-type="percentage" office:value="-0.5" calcext:value-type="percentage">
            <text:p>-50%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5]&lt;0;SUM([.E85:.I85])*(1-ABS([.J85]));SUM([.E85:.I85]))+SUM([.K85:.N85]))" office:value-type="float" office:value="15.5" calcext:value-type="float">
            <text:p>15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504/2017</text:p>
          </table:table-cell>
          <table:table-cell table:style-name="ce8" office:value-type="string" calcext:value-type="string">
            <text:p>Солдат, Неве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" calcext:value-type="float">
            <text:p>6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6]&lt;0;SUM([.E86:.I86])*(1-ABS([.J86]));SUM([.E86:.I86]))+SUM([.K86:.N86]))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73/2016</text:p>
          </table:table-cell>
          <table:table-cell table:style-name="ce8" office:value-type="string" calcext:value-type="string">
            <text:p>Спасић, Дуњ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number-columns-repeated="2" table:style-name="ce20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87]&lt;0;SUM([.E87:.I87])*(1-ABS([.J87]));SUM([.E87:.I87]))+SUM([.K87:.N87]))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5/2016</text:p>
          </table:table-cell>
          <table:table-cell table:style-name="ce8" office:value-type="string" calcext:value-type="string">
            <text:p>Спасић, Марко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8]&lt;0;SUM([.E88:.I88])*(1-ABS([.J88]));SUM([.E88:.I88]))+SUM([.K88:.N88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60/2016</text:p>
          </table:table-cell>
          <table:table-cell table:style-name="ce8" office:value-type="string" calcext:value-type="string">
            <text:p>Стаменић, Димитрије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89]&lt;0;SUM([.E89:.I89])*(1-ABS([.J89]));SUM([.E89:.I89]))+SUM([.K89:.N89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77/2016</text:p>
          </table:table-cell>
          <table:table-cell table:style-name="ce8" office:value-type="string" calcext:value-type="string">
            <text:p>Стаменић, Никол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90]&lt;0;SUM([.E90:.I90])*(1-ABS([.J90]));SUM([.E90:.I90]))+SUM([.K90:.N90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2/2016</text:p>
          </table:table-cell>
          <table:table-cell table:style-name="ce8" office:value-type="string" calcext:value-type="string">
            <text:p>Станојевић, Никол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2.5" calcext:value-type="float">
            <text:p>2.5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91]&lt;0;SUM([.E91:.I91])*(1-ABS([.J91]));SUM([.E91:.I91]))+SUM([.K91:.N91]))" office:value-type="float" office:value="13.5" calcext:value-type="float">
            <text:p>13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79/2017</text:p>
          </table:table-cell>
          <table:table-cell table:style-name="ce8" office:value-type="string" calcext:value-type="string">
            <text:p>Стефановић, Александар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string" calcext:value-type="string">
            <text:p>BIM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2]&lt;0;SUM([.E92:.I92])*(1-ABS([.J92]));SUM([.E92:.I92]))+SUM([.K92:.N92]))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26/2016</text:p>
          </table:table-cell>
          <table:table-cell table:style-name="ce8" office:value-type="string" calcext:value-type="string">
            <text:p>Стефановић, Стефан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93]&lt;0;SUM([.E93:.I93])*(1-ABS([.J93]));SUM([.E93:.I93]))+SUM([.K93:.N93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6/2016</text:p>
          </table:table-cell>
          <table:table-cell table:style-name="ce8" office:value-type="string" calcext:value-type="string">
            <text:p>Стојић, Миле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table:number-columns-repeated="4"/>
          <table:table-cell table:style-name="ce23"/>
          <table:table-cell table:style-name="ce27"/>
          <table:table-cell table:style-name="ce20" table:number-columns-repeated="3"/>
          <table:table-cell table:style-name="ce23"/>
          <table:table-cell table:style-name="ce27"/>
          <table:table-cell table:style-name="ce27" table:formula="of:=(IF([.J94]&lt;0;SUM([.E94:.I94])*(1-ABS([.J94]));SUM([.E94:.I94]))+SUM([.K94:.N94]))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66/2016</text:p>
          </table:table-cell>
          <table:table-cell table:style-name="ce8" office:value-type="string" calcext:value-type="string">
            <text:p>Тртица, Матеј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5]&lt;0;SUM([.E95:.I95])*(1-ABS([.J95]));SUM([.E95:.I95]))+SUM([.K95:.N95]))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99/2015</text:p>
          </table:table-cell>
          <table:table-cell table:style-name="ce8" office:value-type="string" calcext:value-type="string">
            <text:p>Хелдрих, Теодор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3.5" calcext:value-type="float">
            <text:p>3.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6]&lt;0;SUM([.E96:.I96])*(1-ABS([.J96]));SUM([.E96:.I96]))+SUM([.K96:.N96]))" office:value-type="float" office:value="12.5" calcext:value-type="float">
            <text:p>12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65/2016</text:p>
          </table:table-cell>
          <table:table-cell table:style-name="ce8" office:value-type="string" calcext:value-type="string">
            <text:p>Цветкоски, Ивана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7]&lt;0;SUM([.E97:.I97])*(1-ABS([.J97]));SUM([.E97:.I97]))+SUM([.K97:.N97]))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35/2015</text:p>
          </table:table-cell>
          <table:table-cell table:style-name="ce8" office:value-type="string" calcext:value-type="string">
            <text:p>Шашић, Филип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3" table:style-name="ce20" office:value-type="float" office:value="0" calcext:value-type="float">
            <text:p>0</text:p>
          </table:table-cell>
          <table:table-cell table:style-name="ce20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6.5" calcext:value-type="float">
            <text:p>6.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8]&lt;0;SUM([.E98:.I98])*(1-ABS([.J98]));SUM([.E98:.I98]))+SUM([.K98:.N98]))" office:value-type="float" office:value="17.5" calcext:value-type="float">
            <text:p>17.5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48/2015</text:p>
          </table:table-cell>
          <table:table-cell table:style-name="ce8" office:value-type="string" calcext:value-type="string">
            <text:p>Шербић, Марко</text:p>
          </table:table-cell>
          <table:table-cell table:style-name="ce12" office:value-type="float" office:value="2" calcext:value-type="float">
            <text:p>2</text:p>
          </table:table-cell>
          <table:table-cell table:style-name="ce15" office:value-type="float" office:value="704" calcext:value-type="float">
            <text:p>704</text:p>
          </table:table-cell>
          <table:table-cell table:number-columns-repeated="4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99]&lt;0;SUM([.E99:.I99])*(1-ABS([.J99]));SUM([.E99:.I99]))+SUM([.K99:.N99]))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1088/2018</text:p>
          </table:table-cell>
          <table:table-cell table:style-name="ce9" office:value-type="string" calcext:value-type="string">
            <text:p>Младеновић, Видо</text:p>
          </table:table-cell>
          <table:table-cell table:style-name="ce9" office:value-type="float" office:value="2" calcext:value-type="float">
            <text:p>2</text:p>
          </table:table-cell>
          <table:table-cell table:style-name="ce16" office:value-type="float" office:value="718" calcext:value-type="float">
            <text:p>718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number-columns-repeated="2" table:style-name="ce20" office:value-type="float" office:value="3" calcext:value-type="float">
            <text:p>3</text:p>
          </table:table-cell>
          <table:table-cell table:style-name="ce20" office:value-type="float" office:value="7" calcext:value-type="float">
            <text:p>7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7" table:formula="of:=(IF([.J100]&lt;0;SUM([.E100:.I100])*(1-ABS([.J100]));SUM([.E100:.I100]))+SUM([.K100:.N100]))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table-cell table:style-name="ce3" office:value-type="string" calcext:value-type="string">
            <text:p>?</text:p>
          </table:table-cell>
          <table:table-cell table:style-name="ce9" office:value-type="string" calcext:value-type="string">
            <text:p>Марић, Јован</text:p>
          </table:table-cell>
          <table:table-cell table:style-name="ce9" office:value-type="float" office:value="2" calcext:value-type="float">
            <text:p>2</text:p>
          </table:table-cell>
          <table:table-cell table:style-name="ce15" office:value-type="string" calcext:value-type="string">
            <text:p>?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number-columns-repeated="3" table:style-name="ce20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 table:style-name="ce27"/>
          <table:table-cell table:style-name="ce27" table:formula="of:=(IF([.J101]&lt;0;SUM([.E101:.I101])*(1-ABS([.J101]));SUM([.E101:.I101]))+SUM([.K101:.N101]))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1108/2018</text:p>
          </table:table-cell>
          <table:table-cell table:style-name="ce10" office:value-type="string" calcext:value-type="string">
            <text:p>Пилиповић, Душан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718" calcext:value-type="float">
            <text:p>718</text:p>
          </table:table-cell>
          <table:table-cell table:number-columns-repeated="4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 table:number-columns-repeated="3" table:style-name="ce19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/>
          <table:table-cell table:style-name="ce25" table:formula="of:=(IF([.J102]&lt;0;SUM([.E102:.I102])*(1-ABS([.J102]));SUM([.E102:.I102]))+SUM([.K102:.N102]))" office:value-type="float" office:value="0" calcext:value-type="float">
            <text:p>0</text:p>
          </table:table-cell>
          <table:table-cell table:number-columns-repeated="1008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1190.55pt" style:num-format="1" style:print-orientation="portrait" fo:margin-top="54pt" fo:margin-bottom="54pt" fo:margin-left="50.4pt" fo:margin-right="50.4pt" style:print-page-order="ltr" style:first-page-number="continue" style:scale-to="100%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302" meta:object-count="0"/>
    <meta:generator>LibreOfficeDev/6.0.5.2$Linux_X86_64 LibreOffice_project/</meta:generator>
  </office:meta>
</office:document-meta>
</file>